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00000002002A5597DB7310D16F.png" manifest:media-type="image/png"/>
  <manifest:file-entry manifest:full-path="Pictures/1000020100000200000002007EDDF2FF022C475B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x="3.3429in" svg:y="-0.7874in" svg:width="4.1366in" svg:height="4.1366in" draw:z-index="0"><draw:image xlink:href="Pictures/1000020100000200000002007EDDF2FF022C475B.png" xlink:type="simple" xlink:show="embed" xlink:actuate="onLoad"/></draw:frame><draw:frame draw:style-name="fr1" draw:name="Image2" text:anchor-type="paragraph" svg:x="-0.789in" svg:y="-0.7874in" svg:width="4.0953in" svg:height="4.0953in" draw:z-index="1"><draw:image xlink:href="Pictures/1000020100000200000002002A5597DB7310D16F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01T17:45:57.732253386</meta:creation-date>
    <dc:date>2018-08-01T17:49:53.343202152</dc:date>
    <meta:editing-duration>PT3M56S</meta:editing-duration>
    <meta:editing-cycles>1</meta:editing-cycles>
    <meta:document-statistic meta:table-count="0" meta:image-count="2" meta:object-count="0" meta:page-count="1" meta:paragraph-count="0" meta:word-count="0" meta:character-count="0" meta:non-whitespace-character-count="0"/>
    <meta:generator>LibreOffice/5.2.7.2$Linux_X86_64 LibreOffice_project/20m0$Build-2</meta:generator>
  </office:meta>
</office:document-meta>
</file>